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6.3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0.05cm"/>
    </style:style>
    <style:style style:name="gr8" style:family="graphic" style:parent-style-name="standard">
      <style:graphic-properties draw:textarea-vertical-align="middle" draw:auto-grow-height="false" fo:min-height="1.35cm" fo:min-width="3.7cm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style:font-name="Sawasdee" fo:font-size="13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Sawasdee" fo:font-size="13pt" style:font-size-asian="18pt" style:font-size-complex="1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Sawasdee"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cm" svg:height="2.7cm" svg:x="1.2cm" svg:y="3.5cm">
          <text:p text:style-name="P1"/>
          <text:p text:style-name="P1"/>
          <text:p text:style-name="P1"/>
          <text:p text:style-name="P1">Topic : Warning</text:p>
          <text:p text:style-name="P1"/>
          <text:p text:style-name="P2"><text:span text:style-name="T1">Infos : </text:span></text:p>
          <text:p text:style-name="P2"><text:span text:style-name="T1">– </text:span><text:span text:style-name="T1">Alerte si mauvaise mesure</text:span>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6.8cm" svg:height="3.2cm" svg:x="1.1cm" svg:y="7cm">
          <text:p text:style-name="P1">Topic : Waypoints</text:p>
          <text:p text:style-name="P1"/>
          <text:p text:style-name="P3"><text:span text:style-name="T2">Infos : </text:span></text:p>
          <text:p text:style-name="P3"><text:span text:style-name="T2">– </text:span><text:span text:style-name="T2">Liste des waypoints du parcours</text:span></text:p>
          <text:p text:style-name="P3"><text:span text:style-name="T2">– </text:span><text:span text:style-name="T2">Waypoint couran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19cm" svg:height="0.963cm" svg:x="5.71cm" svg:y="1.7cm">
          <draw:text-box>
            <text:p>Retour Waypoint précédant</text:p>
          </draw:text-box>
        </draw:frame>
        <draw:custom-shape draw:style-name="gr4" draw:text-style-name="P6" xml:id="id3" draw:id="id3" draw:layer="layout" svg:width="4.7cm" svg:height="2.1cm" draw:transform="skewX (0.00610865238198015) translate (11.412cm 3.8cm)">
          <text:p text:style-name="P5"><text:span text:style-name="T3">Enregistrement du waypoint </text:span></text:p>
          <text:p text:style-name="P5"><text:span text:style-name="T3">coura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8.8cm" svg:y="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7.5cm" svg:y1="4.85cm" svg:x2="8.8cm" svg:y2="4.7cm" draw:start-shape="id1" draw:start-glue-point="1" draw:end-shape="id2" draw:end-glue-point="5" svg:d="M7500 4850h650v-150h650" svg:viewBox="0 0 1301 151">
          <text:p/>
        </draw:connector>
        <draw:connector draw:style-name="gr6" draw:text-style-name="P1" draw:layer="layout" svg:x1="9.8cm" svg:y1="4.7cm" svg:x2="11.406cm" svg:y2="4.85cm" draw:start-shape="id2" draw:start-glue-point="7" draw:end-shape="id3" draw:end-glue-point="3" svg:d="M9800 4700h800v150h806" svg:viewBox="0 0 1607 151">
          <text:p/>
        </draw:connector>
        <draw:custom-shape draw:style-name="gr7" draw:text-style-name="P1" draw:layer="layout" svg:width="1.1cm" svg:height="1.2cm" svg:x="9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5" draw:id="id5" draw:layer="layout" svg:width="4.2cm" svg:height="1.6cm" svg:x="11.1cm" svg:y="7.9cm">
          <text:p text:style-name="P1">Fonction fsm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7.9cm" svg:y1="8.6cm" svg:x2="11.1cm" svg:y2="8.7cm" draw:start-shape="id4" draw:start-glue-point="1" draw:end-shape="id5" svg:d="M7900 8600h1628v100h1572" svg:viewBox="0 0 3201 101">
          <text:p text:style-name="P1">Changement de waypoin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13:51:40.823259632</meta:creation-date>
    <dc:date>2019-12-13T14:19:30.358562276</dc:date>
    <meta:editing-duration>PT6M19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